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MessageEndpointManagerTests.getDestinationResolverNo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eEndpointManagerTests.customReplyQosSett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msMessageEndpointManagerTests.pubSubDomainCustomFor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msMessageEndpointManagerTests.getReplyQosSettingsWithNo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MessageEndpointManagerTests.isPubSubDomainWithQue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eEndpointManagerTests.isPubSubDomainWithNo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msMessageEndpointManagerTests.getMessageConverterNo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sMessageEndpointManagerTests.isPubSubDomainWithTop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MessageEndpointManagerTests.isReplyPubSubDomainWithNo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